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style:font-name="Arial" fo:font-size="16.1000003814697pt" fo:font-style="normal" fo:font-weight="bold" officeooo:rsid="0012b0f6" style:font-name-asian="SimSun" style:font-size-asian="16.1000003814697pt" style:font-style-asian="normal" style:font-weight-asian="bold" style:font-name-complex="Lucida Sans" style:font-size-complex="16.1000003814697pt" style:font-style-complex="normal" style:font-weight-complex="bold"/>
    </style:style>
    <style:style style:name="P2" style:family="paragraph" style:parent-style-name="Text_20_body">
      <style:paragraph-properties fo:text-align="justify" style:justify-single-word="false"/>
      <style:text-properties style:font-name="Times New Roman" fo:font-size="12pt" fo:font-style="normal" fo:font-weight="normal" officeooo:rsid="002644dd" officeooo:paragraph-rsid="002644dd" style:font-name-asian="SimSun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P3" style:family="paragraph" style:parent-style-name="Title">
      <style:text-properties officeooo:rsid="002644dd" officeooo:paragraph-rsid="002644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OD-a-lot: A Single-File Enabler for Data Science</text:p>
      <text:h text:style-name="P1" text:outline-level="1">Abstract</text:h>
      <text:p text:style-name="P2">Many data scientists make use of Linked Open Data (LOD) as a huge interconnected knowledge base represented in RDF. However, the distributed nature of the information and the lack of a scalable approach to manage and consume such Big Semantic Data makes it difficult and expensive to conduct large-scale studies. As a consequence, most scientists restrict their analyses to one or two datasets (often DBpedia) that contain -- at most -- hundreds of millions of RDF triples. LOD-a-lot is a dataset that integrates a large portion (over 28 billion triples) of the LOD Cloud into a single ready-to-consume file that can be easily downloaded, shared and queried, locally or online, with a small memory footprint. This paper shows there exists a~wide collection of Data Science use cases that can be performed over such a LOD-a-lot file. For these use cases LOD-a-lot significantly reduces the cost and complexity of conducting Data Scienc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Q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o Peroni</meta:initial-creator>
    <meta:creation-date>2015-07-01T09:39:40</meta:creation-date>
    <dc:date>2017-09-02T22:03:01.478573356</dc:date>
    <meta:editing-duration>P3DT7H20M31S</meta:editing-duration>
    <meta:editing-cycles>167</meta:editing-cycles>
    <meta:generator>LibreOffice/4.2.8.2$Linux_X86_64 LibreOffice_project/420m0$Build-2</meta:generator>
    <meta:document-statistic meta:table-count="0" meta:image-count="0" meta:object-count="0" meta:page-count="1" meta:paragraph-count="3" meta:word-count="159" meta:character-count="994" meta:non-whitespace-character-count="837"/>
    <meta:user-defined meta:name="Author_1">Wouter Beek -- w.g.j.beek@vu.nl -- Dept. of Computer Science, VU University Amsterdam, NL</meta:user-defined>
    <meta:user-defined meta:name="Author_2">Javier D. Fernández-- jfernand@wu.ac.at-- Vienna University of Economics and Business</meta:user-defined>
    <meta:user-defined meta:name="Author_3">Ruben Verborgh --ruben.verborgh@ugent.be --Ghent University – imec</meta:user-defined>
    <meta:user-defined meta:name="Keywords">Data Science--Data Access--Linked Open Data</meta:user-defined>
  </office:meta>
</office:document-meta>
</file>